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4" style:family="paragraph" style:parent-style-name="Text_20_body">
      <style:text-properties style:text-line-through-style="none" style:text-line-through-type="none" officeooo:rsid="005b1eeb" officeooo:paragraph-rsid="005b1eeb"/>
    </style:style>
    <style:style style:name="P15" style:family="paragraph" style:parent-style-name="Text_20_body">
      <style:text-properties style:text-line-through-style="none" style:text-line-through-type="none" officeooo:rsid="005fa98b" officeooo:paragraph-rsid="005fa98b"/>
    </style:style>
    <style:style style:name="P16" style:family="paragraph" style:parent-style-name="Text_20_body">
      <style:text-properties officeooo:rsid="002506c5" officeooo:paragraph-rsid="00242bbb"/>
    </style:style>
    <style:style style:name="P17" style:family="paragraph" style:parent-style-name="Text_20_body">
      <style:text-properties officeooo:rsid="0028cdb0" officeooo:paragraph-rsid="0028cdb0"/>
    </style:style>
    <style:style style:name="P18" style:family="paragraph" style:parent-style-name="Text_20_body">
      <style:text-properties officeooo:paragraph-rsid="000d64b8"/>
    </style:style>
    <style:style style:name="P19" style:family="paragraph" style:parent-style-name="Text_20_body">
      <style:text-properties officeooo:rsid="003aa1c4" officeooo:paragraph-rsid="003aa1c4"/>
    </style:style>
    <style:style style:name="P20" style:family="paragraph" style:parent-style-name="Text_20_body">
      <style:text-properties officeooo:rsid="0033816e" officeooo:paragraph-rsid="0033816e"/>
    </style:style>
    <style:style style:name="P21" style:family="paragraph" style:parent-style-name="Text_20_body">
      <style:text-properties officeooo:rsid="003d7437" officeooo:paragraph-rsid="003d7437"/>
    </style:style>
    <style:style style:name="P22" style:family="paragraph" style:parent-style-name="Text_20_body">
      <style:text-properties officeooo:rsid="003e7060" officeooo:paragraph-rsid="003e7060"/>
    </style:style>
    <style:style style:name="P23" style:family="paragraph" style:parent-style-name="Text_20_body">
      <style:text-properties officeooo:rsid="004508a9" officeooo:paragraph-rsid="004508a9"/>
    </style:style>
    <style:style style:name="P24" style:family="paragraph" style:parent-style-name="Text_20_body">
      <style:text-properties officeooo:rsid="006eb678" officeooo:paragraph-rsid="006eb678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32" style:family="paragraph" style:parent-style-name="Text_20_body">
      <style:text-properties style:text-line-through-style="solid" style:text-line-through-type="single"/>
    </style:style>
    <style:style style:name="P33" style:family="paragraph" style:parent-style-name="Text_20_body">
      <style:text-properties style:text-line-through-style="solid" style:text-line-through-type="single" officeooo:paragraph-rsid="000d64b8"/>
    </style:style>
    <style:style style:name="P34" style:family="paragraph" style:parent-style-name="Text_20_body">
      <style:text-properties officeooo:rsid="006eb678" officeooo:paragraph-rsid="006eb678"/>
    </style:style>
    <style:style style:name="P35" style:family="paragraph" style:parent-style-name="Text_20_body">
      <style:text-properties officeooo:rsid="00709b89" officeooo:paragraph-rsid="00709b89"/>
    </style:style>
    <style:style style:name="P36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37" style:family="paragraph" style:parent-style-name="Text_20_body">
      <style:text-properties style:text-line-through-style="none" style:text-line-through-type="none" officeooo:rsid="0072280f" officeooo:paragraph-rsid="0072280f"/>
    </style:style>
    <style:style style:name="P38" style:family="paragraph" style:parent-style-name="Text_20_body">
      <style:text-properties style:text-line-through-style="none" style:text-line-through-type="none" officeooo:rsid="005b1eeb" officeooo:paragraph-rsid="005b1eeb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style:text-line-through-style="solid" style:text-line-through-type="single" officeooo:rsid="004b4ee0"/>
    </style:style>
    <style:style style:name="T21" style:family="text">
      <style:text-properties style:text-line-through-style="solid" style:text-line-through-type="single" officeooo:rsid="005422e8"/>
    </style:style>
    <style:style style:name="T22" style:family="text">
      <style:text-properties style:text-line-through-style="solid" style:text-line-through-type="single" officeooo:rsid="0055e109"/>
    </style:style>
    <style:style style:name="T23" style:family="text">
      <style:text-properties style:text-line-through-style="solid" style:text-line-through-type="single" officeooo:rsid="004b0a25"/>
    </style:style>
    <style:style style:name="T24" style:family="text">
      <style:text-properties style:text-line-through-style="solid" style:text-line-through-type="single" officeooo:rsid="004f0191"/>
    </style:style>
    <style:style style:name="T25" style:family="text">
      <style:text-properties style:text-line-through-style="solid" style:text-line-through-type="single" officeooo:rsid="005b8263"/>
    </style:style>
    <style:style style:name="T26" style:family="text">
      <style:text-properties style:text-line-through-style="solid" style:text-line-through-type="single" officeooo:rsid="00597d25"/>
    </style:style>
    <style:style style:name="T27" style:family="text">
      <style:text-properties style:text-line-through-style="solid" style:text-line-through-type="single" officeooo:rsid="005a3567"/>
    </style:style>
    <style:style style:name="T28" style:family="text">
      <style:text-properties style:text-line-through-style="solid" style:text-line-through-type="single" officeooo:rsid="0054fdb8"/>
    </style:style>
    <style:style style:name="T29" style:family="text">
      <style:text-properties style:text-line-through-style="solid" style:text-line-through-type="single" officeooo:rsid="0072280f"/>
    </style:style>
    <style:style style:name="T30" style:family="text">
      <style:text-properties officeooo:rsid="0012bd52"/>
    </style:style>
    <style:style style:name="T31" style:family="text">
      <style:text-properties officeooo:rsid="00147315"/>
    </style:style>
    <style:style style:name="T32" style:family="text">
      <style:text-properties officeooo:rsid="00165080"/>
    </style:style>
    <style:style style:name="T33" style:family="text">
      <style:text-properties officeooo:rsid="001670a3"/>
    </style:style>
    <style:style style:name="T34" style:family="text">
      <style:text-properties officeooo:rsid="0017d1b5"/>
    </style:style>
    <style:style style:name="T35" style:family="text">
      <style:text-properties officeooo:rsid="0018be3e"/>
    </style:style>
    <style:style style:name="T36" style:family="text">
      <style:text-properties officeooo:rsid="0019a396"/>
    </style:style>
    <style:style style:name="T37" style:family="text">
      <style:text-properties officeooo:rsid="001a033c"/>
    </style:style>
    <style:style style:name="T38" style:family="text">
      <style:text-properties officeooo:rsid="001ba5d4"/>
    </style:style>
    <style:style style:name="T39" style:family="text">
      <style:text-properties officeooo:rsid="000d64b8"/>
    </style:style>
    <style:style style:name="T40" style:family="text">
      <style:text-properties officeooo:rsid="001ebd10"/>
    </style:style>
    <style:style style:name="T41" style:family="text">
      <style:text-properties officeooo:rsid="001f53ae"/>
    </style:style>
    <style:style style:name="T42" style:family="text">
      <style:text-properties officeooo:rsid="00202ac1"/>
    </style:style>
    <style:style style:name="T43" style:family="text">
      <style:text-properties officeooo:rsid="00210d74"/>
    </style:style>
    <style:style style:name="T44" style:family="text">
      <style:text-properties officeooo:rsid="00218a61"/>
    </style:style>
    <style:style style:name="T45" style:family="text">
      <style:text-properties officeooo:rsid="00232d6f"/>
    </style:style>
    <style:style style:name="T46" style:family="text">
      <style:text-properties officeooo:rsid="00242bbb"/>
    </style:style>
    <style:style style:name="T47" style:family="text">
      <style:text-properties officeooo:rsid="002506c5"/>
    </style:style>
    <style:style style:name="T48" style:family="text">
      <style:text-properties officeooo:rsid="002a6d7f"/>
    </style:style>
    <style:style style:name="T49" style:family="text">
      <style:text-properties officeooo:rsid="00331d51"/>
    </style:style>
    <style:style style:name="T50" style:family="text">
      <style:text-properties officeooo:rsid="0036ec75"/>
    </style:style>
    <style:style style:name="T51" style:family="text">
      <style:text-properties officeooo:rsid="0037fd94"/>
    </style:style>
    <style:style style:name="T52" style:family="text">
      <style:text-properties officeooo:rsid="003a9352"/>
    </style:style>
    <style:style style:name="T53" style:family="text">
      <style:text-properties officeooo:rsid="003c8203"/>
    </style:style>
    <style:style style:name="T54" style:family="text">
      <style:text-properties officeooo:rsid="003cd933"/>
    </style:style>
    <style:style style:name="T55" style:family="text">
      <style:text-properties officeooo:rsid="0060f0ff"/>
    </style:style>
    <style:style style:name="T56" style:family="text">
      <style:text-properties officeooo:rsid="00708eea"/>
    </style:style>
    <style:style style:name="T57" style:family="text">
      <style:text-properties officeooo:rsid="00709b89"/>
    </style:style>
    <style:style style:name="T58" style:family="text">
      <style:text-properties officeooo:rsid="0072a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0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30">Handhabung besser machen, dass man es besser benutzen kann</text:span></text:p>
      <text:p text:style-name="Text_20_body">- <text:span text:style-name="T44">optimale confidence feststellen</text:span></text:p>
      <text:p text:style-name="Text_20_body">- <text:span text:style-name="T44">beste performance rausholen</text:span></text:p>
      <text:p text:style-name="P2">- <text:span text:style-name="T49">tests einbauen um sicher zu gehen dass die Daten auch am Ende richtig zugeordnet sind (also features und labels)</text:span></text:p>
      <text:p text:style-name="Text_20_body">- <text:span text:style-name="T50">Ergebnisse visualisieren mit jupyter notebook</text:span></text:p>
      <text:p text:style-name="Text_20_body"/>
      <text:h text:style-name="Heading_20_3" text:outline-level="3">Bis <text:span text:style-name="T51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33"><text:span text:style-name="T39">(evtl Parameter </text:span><text:span text:style-name="T2">implementieren)</text:span></text:p>
      <text:p text:style-name="P18"/>
      <text:h text:style-name="Heading_20_3" text:outline-level="3">Bis <text:span text:style-name="T51">21.1.22</text:span>:</text:h>
      <text:p text:style-name="P7">experiment aufbau durchdenken <text:span text:style-name="T52">und schriftlich festhalten</text:span></text:p>
      <text:p text:style-name="P7">laufzeit etwas optimieren</text:p>
      <text:p text:style-name="P6">weights and biases verwenden</text:p>
      <text:p text:style-name="P6">datenaugmentierung implementieren – <text:span text:style-name="T53">in progress</text:span></text:p>
      <text:p text:style-name="P7">durchdenken welche daten und visualisierungen ich abspeichern muss</text:p>
      <text:p text:style-name="P7"/>
      <text:p text:style-name="P11">Bis 28.<text:span text:style-name="T54">2</text:span>.22:</text:p>
      <text:p text:style-name="P11">- <text:span text:style-name="T3">datenaugementierung fixen</text:span></text:p>
      <text:p text:style-name="P11">- <text:span text:style-name="T3">laufzeit reduzieren!!</text:span></text:p>
      <text:p text:style-name="P11"><text:soft-page-break/>- <text:span text:style-name="T3">visualisierungen mit w&amp;b von confidence mit accuracy/f1 score</text:span></text:p>
      <text:p text:style-name="P11">- </text:p>
      <text:p text:style-name="P11"/>
      <text:p text:style-name="P12">Bis 3.22</text:p>
      <text:p text:style-name="P12">-<text:span text:style-name="T3"> ich bin durch mit coden und es ist bereit zum generieren von ergebnissen</text:span></text:p>
      <text:p text:style-name="P12">- ich habe stichpunkte für die methods section in overleaf</text:p>
      <text:p text:style-name="P12">- ich habe stichpunkte für die background section in overleaf</text:p>
      <text:p text:style-name="P12"/>
      <text:p text:style-name="P15">Bis 1.4.2022:</text:p>
      <text:p text:style-name="P15">- Ergebnisse vollständig generiert</text:p>
      <text:p text:style-name="P15">- vorher Abschätzung welches NN am besten passt</text:p>
      <text:p text:style-name="P15">- <text:span text:style-name="T55">Eindruck welche Konfiguration am besten funktioniert!</text:span></text:p>
      <text:p text:style-name="P15">- Background section vorläufig fertig</text:p>
      <text:p text:style-name="P15">- methods section vorläufig fertig</text:p>
      <text:p text:style-name="P12"/>
      <text:h text:style-name="Heading_20_3" text:outline-level="3">Problem:</text:h>
      <text:p text:style-name="P19">Ich verwende von Anfang nur die Embeddings und nicht mehr strings, das ist ein riesiges Problem da ich zur Datenaugmentierung die strings brauche!!!</text:p>
      <text:p text:style-name="P19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45">jeweils für fasttext und meta modell</text:span></text:p>
      <text:p text:style-name="P1">- <text:span text:style-name="T5">markieren, an welchen Stellen ich etwas ändern muss</text:span></text:p>
      <text:p text:style-name="P8">- genau überlegen was ich als trainingsdaten, was als testdaten nehmen will</text:p>
      <text:p text:style-name="P25">- <text:span text:style-name="T31">ich habe welle 1 gelabelte Daten</text:span></text:p>
      <text:p text:style-name="P25">- <text:span text:style-name="T31">von welle 2 sind einige Daten über das Wörterbuch gelabelt </text:span><text:span text:style-name="T33">(ohne selbstständige)</text:span></text:p>
      <text:p text:style-name="P25">- <text:span text:style-name="T31">von welle 3 sind einige Daten über das Wörterbuch gelabelt </text:span><text:span text:style-name="T33">(ohne selbstständige)</text:span></text:p>
      <text:p text:style-name="P25">- <text:span text:style-name="T32">ich habe das Wörterbuch selbst mit passenden Oesch codes </text:span><text:span text:style-name="T35">(ohne selbstständige)</text:span></text:p>
      <text:p text:style-name="P25">- <text:span text:style-name="T34">ich habe die metadaten von welle 1, 2 und 3 (aufgeteilt nach selbstständige und angestellte)</text:span></text:p>
      <text:p text:style-name="P25">- <text:span text:style-name="T36">derzeit nutze ich welle 2 und welle 3 nur für das metadaten modell</text:span></text:p>
      <text:p text:style-name="P29"><text:soft-page-break/>- <text:span text:style-name="T40">derzeit:</text:span></text:p>
      <text:p text:style-name="P26"><text:span text:style-name="T41">-fasttext modell: </text:span><text:span text:style-name="T40">trainingsdaten sind das komplette wörterbuch und ein Anteil </text:span><text:span text:style-name="T41">von welle 1 </text:span><text:span text:style-name="T42">in großschreibung und noch einmal in kleinschreibung</text:span></text:p>
      <text:p text:style-name="P26"><text:span text:style-name="T41">- </text:span><text:span text:style-name="T42">validierungsdaten sind nur von welle 1 der übrige Anteil</text:span></text:p>
      <text:p text:style-name="P27">- metamodell: <text:span text:style-name="T43">verwendet als trainingsdaten alle metadaten von einem anteil von welle 1, und vollständig von den über das Wörterbuch gelabelten Daten von Welle 2 und 3</text:span></text:p>
      <text:p text:style-name="P28">- validierungsdaten: nur den übrig gebliebenen Anteil von Welle 1</text:p>
      <text:p text:style-name="P30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31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5">- <text:span text:style-name="T37">presplit werden trainings und validierungsdaten gleich behandelt (also einlesen, formatieren etc.</text:span><text:span text:style-name="T46">)</text:span></text:p>
      <text:p text:style-name="P25">- <text:span text:style-name="T38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6">datengenerierung aufteilen in</text:p>
      <text:p text:style-name="P4">-<text:span text:style-name="T47">presplit datengenerierung, enthält nur die welle 1 daten</text:span></text:p>
      <text:p text:style-name="P9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9"/>
      <text:h text:style-name="Heading_20_3" text:outline-level="3">Fragen:</text:h>
      <text:p text:style-name="P17">Muss ich einen Teil der Daten komplett aus dem Crossvalidation Ding rauslassen? <text:span text:style-name="T48">Also daten in train, test und validation datensatz teilen? </text:span><text:span text:style-name="T50">Nein vermutlich nicht nötig</text:span></text:p>
      <text:p text:style-name="P20">Sollte ich weights and biases verwenden? <text:span text:style-name="T50">Ja</text:span></text:p>
      <text:p text:style-name="P20"/>
      <text:p text:style-name="P21">Was noch zu tun ist:</text:p>
      <text:p text:style-name="P22">- <text:span text:style-name="T3">datensatz shufflen und embeddings hinzufügen, </text:span><text:span text:style-name="T11">einmal Mats fragen</text:span></text:p>
      <text:p text:style-name="P22">-<text:span text:style-name="T3"> </text:span><text:span text:style-name="T11">remove numbers und remove punctuation implementieren</text:span></text:p>
      <text:p text:style-name="P22"><text:soft-page-break/>- <text:span text:style-name="T19">einmal überprüfen ob Datensatz nicht broken ist</text:span></text:p>
      <text:p text:style-name="P22">- <text:span text:style-name="T12">model </text:span><text:span text:style-name="T13">training caching schneller machen</text:span></text:p>
      <text:p text:style-name="P22">- <text:span text:style-name="T19">neural network hinzufügen</text:span></text:p>
      <text:p text:style-name="P22">- <text:span text:style-name="T13">config </text:span><text:span text:style-name="T24">finalisieren</text:span></text:p>
      <text:p text:style-name="P22">- <text:span text:style-name="T13">debuggen</text:span></text:p>
      <text:p text:style-name="P22">- <text:span text:style-name="T14">combi dataset </text:span><text:span text:style-name="T15">anpassen und probieren ob es noch läuft</text:span></text:p>
      <text:p text:style-name="P13">- <text:span text:style-name="T3">handgelabelte daten in prozess einbinden: </text:span><text:span text:style-name="T25">welle 1 und welle 3 zusammenfügen, welle 4 statt welle 3 als zusatzdaten verwenden</text:span></text:p>
      <text:p text:style-name="P13">- <text:span text:style-name="T23">evaluierung hübsch machen</text:span></text:p>
      <text:p text:style-name="P13">-<text:span text:style-name="T3"> </text:span><text:span text:style-name="T20">neue modularisierung testen </text:span><text:span text:style-name="T21">(insbesondere Evaluierung testen), </text:span><text:span text:style-name="T22">auch postsplit datengenerierer make combi dataset testen</text:span></text:p>
      <text:p text:style-name="P13">- <text:span text:style-name="T20">logging einbauen</text:span></text:p>
      <text:p text:style-name="P13">-<text:span text:style-name="T3"> </text:span><text:span text:style-name="T26">setup für das finale durchlaufen lassen aufbauen</text:span></text:p>
      <text:p text:style-name="P13">-<text:span text:style-name="T3"> </text:span><text:span text:style-name="T26">wandb resetten so dass nur die richtigen Ergebnisse gespeichert werden</text:span></text:p>
      <text:p text:style-name="P13">- <text:span text:style-name="T27">zeit loggen pro k fold durchgang und gesamtzeit</text:span></text:p>
      <text:p text:style-name="P13">- <text:span text:style-name="T28">durchlaufen lassen um Ergebnisse zu erziele</text:span><text:span text:style-name="T29">n</text:span></text:p>
      <text:p text:style-name="P13"/>
      <text:p text:style-name="P14">Todo Analyse:</text:p>
      <text:p text:style-name="P14">- notebook erstellen um plots zu generieren</text:p>
      <text:p text:style-name="P14">- <text:span text:style-name="T58">Ich muss meine Läufe extrahieren und averagen über die random seeds hinweg!</text:span></text:p>
      <text:p text:style-name="P13"/>
      <text:p text:style-name="P37">Todo Schreiben:</text:p>
      <text:p text:style-name="P37">- schierholz für background section consulten (er hat wirklich gute zitationen)</text:p>
      <text:p text:style-name="P22"/>
      <text:p text:style-name="P23">Background section:</text:p>
      <text:p text:style-name="P23">stelle Fasttext vor</text:p>
      <text:p text:style-name="P23">stelle problem vor von occupation coding</text:p>
      <text:p text:style-name="P23">ende: warum ich problem von occupation coding und fasttext kombiniere</text:p>
      <text:p text:style-name="P23"/>
      <text:p text:style-name="P35">Fragen:</text:p>
      <text:p text:style-name="P24">- Steffen na<text:span text:style-name="T56">ch Zitation für ISCO codes fragen</text:span></text:p>
      <text:p text:style-name="P24">- <text:span text:style-name="T57">occupation coding? Oder job-title classification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4-05T22:13:33.944000000</dc:date>
    <meta:editing-duration>P28DT2H29M3S</meta:editing-duration>
    <meta:editing-cycles>84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100" meta:word-count="818" meta:character-count="5528" meta:non-whitespace-character-count="4808"/>
  </office:meta>
</office:document-meta>
</file>